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3400000214EF4F6B87FACA745D.jpg" manifest:media-type="image/jpeg"/>
  <manifest:file-entry manifest:full-path="Pictures/100000000000033400000214D43ACBB5FC0F411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684cm" svg:height="9.762cm" svg:x="3.157cm" svg:y="14.79cm">
            <draw:image xlink:href="Pictures/100000000000033400000214EF4F6B87FACA745D.jpg" xlink:type="simple" xlink:show="embed" xlink:actuate="onLoad" draw:mime-type="image/jpeg">
              <text:p/>
            </draw:image>
          </draw:frame>
          <draw:frame draw:style-name="gr1" draw:text-style-name="P1" draw:layer="layout" svg:width="14.684cm" svg:height="9.761cm" svg:x="3.157cm" svg:y="5.146cm">
            <draw:image xlink:href="Pictures/100000000000033400000214D43ACBB5FC0F4118.jpg" xlink:type="simple" xlink:show="embed" xlink:actuate="onLoad" draw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0T19:01:36.048000000</meta:creation-date>
    <dc:date>2023-06-17T06:29:06.681000000</dc:date>
    <meta:editing-duration>PT3M16S</meta:editing-duration>
    <meta:editing-cycles>3</meta:editing-cycles>
    <meta:generator>LibreOffice/7.5.4.2$Windows_X86_64 LibreOffice_project/36ccfdc35048b057fd9854c757a8b67ec53977b6</meta:generator>
    <meta:document-statistic meta:object-count="3"/>
  </office:meta>
</office:document-meta>
</file>